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4.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28cm" fo:min-width="1.41cm"/>
    </style:style>
    <style:style style:name="gr3" style:family="graphic" style:parent-style-name="objectwithoutfill">
      <style:graphic-properties svg:stroke-color="#000000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1.19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19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0.1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0.91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1.76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2.61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2.04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2.11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2.4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7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1.692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3.03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1.268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1.34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914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1.41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904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41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977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2.11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4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2.398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2.188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601cm" fo:min-width="2.403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0.15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622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527cm" fo:min-width="2.257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25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15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1.128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0.25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-color="#ffffff"/>
      <style:paragraph-properties fo:text-align="center"/>
      <style:text-properties style:text-underline-style="none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bold" style:font-name-complex="Lohit Devanagari1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1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AR PL SungtiL GB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cm" svg:height="0.9cm" svg:x="3.1cm" svg:y="4cm">
          <text:p text:style-name="P1"><text:span text:style-name="T1">Administ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cm" svg:height="1.1cm" svg:x="1.6cm" svg:y="1.5cm">
          <text:p text:style-name="P1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7cm" svg:height="1.1cm" svg:x="8.101cm" svg:y="1.501cm">
          <text:p text:style-name="P1"><text:span text:style-name="T3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7cm" svg:height="1.1cm" svg:x="4.701cm" svg:y="1.501cm">
          <text:p text:style-name="P1"><text:span text:style-name="T3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3cm" svg:y1="2.6cm" svg:x2="4cm" svg:y2="4cm">
          <text:p/>
        </draw:line>
        <draw:line draw:style-name="gr3" draw:text-style-name="P5" draw:layer="layout" svg:x1="6cm" svg:y1="2.6cm" svg:x2="6cm" svg:y2="4cm">
          <text:p/>
        </draw:line>
        <draw:line draw:style-name="gr3" draw:text-style-name="P5" draw:layer="layout" svg:x1="9cm" svg:y1="2.6cm" svg:x2="7.1cm" svg:y2="4cm">
          <text:p/>
        </draw:line>
        <draw:custom-shape draw:style-name="gr4" draw:text-style-name="P2" draw:layer="layout" svg:width="2.9cm" svg:height="1cm" svg:x="12.1cm" svg:y="4cm">
          <text:p><text:span text:style-name="T4">Category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4cm" svg:height="0.9cm" svg:x="11.2cm" svg:y="2cm">
          <text:p text:style-name="P6"><text:span text:style-name="T5">Cat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4cm" svg:height="1cm" svg:x="14.4cm" svg:y="2cm">
          <text:p><text:span text:style-name="T6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2.3cm" svg:y1="2.9cm" svg:x2="13cm" svg:y2="4cm">
          <text:p/>
        </draw:line>
        <draw:line draw:style-name="gr3" draw:text-style-name="P5" draw:layer="layout" svg:x1="15.6cm" svg:y1="3cm" svg:x2="14.1cm" svg:y2="4cm">
          <text:p/>
        </draw:line>
        <draw:line draw:style-name="gr3" draw:text-style-name="P5" draw:layer="layout" svg:x1="15cm" svg:y1="4.5cm" svg:x2="17cm" svg:y2="4.5cm">
          <text:p/>
        </draw:line>
        <draw:custom-shape draw:style-name="gr7" draw:text-style-name="P4" draw:layer="layout" svg:width="1.3cm" svg:height="1.4cm" svg:x="16.9cm" svg:y="3.8cm">
          <text:p text:style-name="P1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5" draw:layer="layout" svg:x1="18.2cm" svg:y1="4.5cm" svg:x2="19.4cm" svg:y2="4.5cm">
          <text:p/>
        </draw:line>
        <draw:custom-shape draw:style-name="gr8" draw:text-style-name="P2" draw:layer="layout" svg:width="3.1cm" svg:height="1cm" svg:x="19.4cm" svg:y="4cm">
          <text:p><text:span text:style-name="T4">Product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4cm" svg:height="0.9cm" svg:x="17.7cm" svg:y="2cm">
          <text:p><text:span text:style-name="T6">Produc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cm" svg:height="0.9cm" svg:x="20.501cm" svg:y="2.001cm">
          <text:p><text:span text:style-name="T6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3.199cm" svg:height="0.9cm" svg:x="22.801cm" svg:y="2.001cm">
          <text:p><text:span text:style-name="T6">Product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4.4cm" svg:height="0.9cm" svg:x="23.8cm" svg:y="3.301cm">
          <text:p><text:span text:style-name="T6">Price after dis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3.598cm" svg:height="0.9cm" svg:x="24.002cm" svg:y="4.902cm">
          <text:p><text:span text:style-name="T6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3.698cm" svg:height="0.9cm" svg:x="22.602cm" svg:y="6.002cm">
          <text:p text:style-name="P1"><text:span text:style-name="T6">Br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4.1cm" svg:height="0.9cm" svg:x="18.2cm" svg:y="6cm">
          <text:p text:style-name="P1"><text:span text:style-name="T6">Cat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9cm" svg:y1="2.9cm" svg:x2="19.4cm" svg:y2="4cm">
          <text:p/>
        </draw:line>
        <draw:line draw:style-name="gr3" draw:text-style-name="P5" draw:layer="layout" svg:x1="21.5cm" svg:y1="2.9cm" svg:x2="21.5cm" svg:y2="4cm">
          <text:p/>
        </draw:line>
        <draw:line draw:style-name="gr3" draw:text-style-name="P5" draw:layer="layout" svg:x1="23.8cm" svg:y1="2.9cm" svg:x2="22.5cm" svg:y2="4cm">
          <text:p/>
        </draw:line>
        <draw:line draw:style-name="gr3" draw:text-style-name="P5" draw:layer="layout" svg:x1="24.1cm" svg:y1="4cm" svg:x2="22.5cm" svg:y2="4.5cm">
          <text:p/>
        </draw:line>
        <draw:line draw:style-name="gr3" draw:text-style-name="P5" draw:layer="layout" svg:x1="24cm" svg:y1="5.3cm" svg:x2="22.5cm" svg:y2="5cm">
          <text:p/>
        </draw:line>
        <draw:line draw:style-name="gr3" draw:text-style-name="P5" draw:layer="layout" svg:x1="20.95cm" svg:y1="6.003cm" svg:x2="20.95cm" svg:y2="4.898cm">
          <text:p/>
        </draw:line>
        <draw:line draw:style-name="gr3" draw:text-style-name="P5" draw:layer="layout" svg:x1="23.1cm" svg:y1="6.1cm" svg:x2="22cm" svg:y2="5cm">
          <text:p/>
        </draw:line>
        <draw:line draw:style-name="gr3" draw:text-style-name="P5" draw:layer="layout" svg:x1="19.4cm" svg:y1="5cm" svg:x2="15cm" svg:y2="7.1cm">
          <text:p/>
        </draw:line>
        <draw:custom-shape draw:style-name="gr15" draw:text-style-name="P2" draw:layer="layout" svg:width="4.2cm" svg:height="1cm" svg:x="12.9cm" svg:y="7cm">
          <text:p text:style-name="P1"><text:span text:style-name="T4">Stock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3.1cm" svg:height="1.2cm" svg:x="11cm" svg:y="8.9cm">
          <text:p><text:span text:style-name="T6">Produc</text:span><text:span text:style-name="T6">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3.1cm" svg:height="1.2cm" svg:x="14.701cm" svg:y="8.901cm">
          <text:p text:style-name="P1"><text:span text:style-name="T6">Q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5cm" svg:height="1.2cm" svg:x="17.8cm" svg:y="7.901cm">
          <text:p><text:span text:style-name="T6">dateofpurch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3.1cm" svg:height="1.2cm" svg:x="8.501cm" svg:y="6.901cm">
          <text:p><text:span text:style-name="T5">Stock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6cm" svg:y1="7.5cm" svg:x2="12.9cm" svg:y2="7.5cm">
          <text:p/>
        </draw:line>
        <draw:line draw:style-name="gr3" draw:text-style-name="P5" draw:layer="layout" svg:x1="17.1cm" svg:y1="7.4cm" svg:x2="18.7cm" svg:y2="8cm">
          <text:p/>
        </draw:line>
        <draw:line draw:style-name="gr3" draw:text-style-name="P5" draw:layer="layout" svg:x1="16cm" svg:y1="8cm" svg:x2="16cm" svg:y2="8.9cm">
          <text:p/>
        </draw:line>
        <draw:line draw:style-name="gr3" draw:text-style-name="P5" draw:layer="layout" svg:x1="14cm" svg:y1="8cm" svg:x2="13cm" svg:y2="8.9cm">
          <text:p/>
        </draw:line>
        <draw:custom-shape draw:style-name="gr18" draw:text-style-name="P2" draw:layer="layout" svg:width="3cm" svg:height="0.9cm" svg:x="4cm" svg:y="8.1cm">
          <text:p text:style-name="P1"><text:span text:style-name="T4">Store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5cm" svg:height="0.9cm" svg:x="1.6cm" svg:y="6cm">
          <text:p><text:span text:style-name="T6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2.6cm" svg:height="0.8cm" svg:x="5.1cm" svg:y="6.1cm">
          <text:p text:style-name="P8"><text:span text:style-name="T5">Stori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4cm" svg:height="0.9cm" svg:x="1.4cm" svg:y="10cm">
          <text:p><text:span text:style-name="T6">Pass</text:span><text:span text:style-name="T6">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cm" svg:height="1cm" svg:x="1.2cm" svg:y="8cm">
          <text:p><text:span text:style-name="T6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2.7cm" svg:height="0.8cm" svg:x="4.5cm" svg:y="10.1cm">
          <text:p><text:span text:style-name="T6">Lo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3.4cm" svg:height="1cm" svg:x="7.4cm" svg:y="9.9cm">
          <text:p><text:span text:style-name="T6">mobile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6cm" svg:y1="6.9cm" svg:x2="6cm" svg:y2="8.1cm">
          <text:p/>
        </draw:line>
        <draw:line draw:style-name="gr3" draw:text-style-name="P5" draw:layer="layout" svg:x1="3cm" svg:y1="6.9cm" svg:x2="5cm" svg:y2="8.1cm">
          <text:p/>
        </draw:line>
        <draw:line draw:style-name="gr3" draw:text-style-name="P5" draw:layer="layout" svg:x1="3.2cm" svg:y1="8.5cm" svg:x2="4cm" svg:y2="8.5cm">
          <text:p/>
        </draw:line>
        <draw:line draw:style-name="gr3" draw:text-style-name="P5" draw:layer="layout" svg:x1="3cm" svg:y1="10cm" svg:x2="4cm" svg:y2="9cm">
          <text:p/>
        </draw:line>
        <draw:line draw:style-name="gr3" draw:text-style-name="P5" draw:layer="layout" svg:x1="6cm" svg:y1="10.1cm" svg:x2="6cm" svg:y2="9cm">
          <text:p/>
        </draw:line>
        <draw:line draw:style-name="gr3" draw:text-style-name="P5" draw:layer="layout" svg:x1="9cm" svg:y1="9.9cm" svg:x2="7cm" svg:y2="9cm">
          <text:p/>
        </draw:line>
        <draw:custom-shape draw:style-name="gr24" draw:text-style-name="P4" draw:layer="layout" svg:width="2.7cm" svg:height="1cm" svg:x="26.2cm" svg:y="14.6cm">
          <text:p text:style-name="P1"><text:span text:style-name="T6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3.501cm" svg:height="1cm" svg:x="17.599cm" svg:y="17.7cm">
          <text:p><text:span text:style-name="T6">Parentst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3.702cm" svg:height="1cm" svg:x="25cm" svg:y="16.1cm">
          <text:p><text:span text:style-name="T6">Addoncardnam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3.9cm" svg:height="0.9cm" svg:x="21cm" svg:y="15cm">
          <text:p text:style-name="P1"><text:span text:style-name="T4">M</text:span><text:span text:style-name="T4">e</text:span><text:span text:style-name="T4">m</text:span><text:span text:style-name="T4">b</text:span><text:span text:style-name="T4">e</text:span><text:span text:style-name="T4">r</text:span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7cm" svg:height="1cm" svg:x="22cm" svg:y="12.7cm">
          <text:p text:style-name="P1"><text:span text:style-name="T6">P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2.7cm" svg:height="1cm" svg:x="25.101cm" svg:y="13.101cm">
          <text:p><text:span text:style-name="T6">Mob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4.098cm" svg:height="1.198cm" svg:x="20.802cm" svg:y="18.4cm">
          <text:p><text:span text:style-name="T6">Addoncard</text:span><text:span text:style-name="T6">name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3.8cm" svg:height="1cm" svg:x="23.9cm" svg:y="17.3cm">
          <text:p><text:span text:style-name="T6">Addoncardn</text:span><text:span text:style-name="T6">ame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2.7cm" svg:height="1cm" svg:x="18.903cm" svg:y="13.103cm">
          <text:p><text:span text:style-name="T5">Memb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4.103cm" svg:height="1.203cm" svg:x="16.5cm" svg:y="16.2cm">
          <text:p><text:span text:style-name="T6">Mem</text:span><text:span text:style-name="T6">bere</text:span><text:span text:style-name="T6">ntity</text:span><text:span text:style-name="T6">nam</text:span><text:span text:style-name="T6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20.6cm" svg:y1="14.1cm" svg:x2="21.6cm" svg:y2="15cm">
          <text:p/>
        </draw:line>
        <draw:line draw:style-name="gr3" draw:text-style-name="P5" draw:layer="layout" svg:x1="23.6cm" svg:y1="13.7cm" svg:x2="23.6cm" svg:y2="15cm">
          <text:p/>
        </draw:line>
        <draw:line draw:style-name="gr3" draw:text-style-name="P5" draw:layer="layout" svg:x1="25.6cm" svg:y1="14cm" svg:x2="24.7cm" svg:y2="15cm">
          <text:p/>
        </draw:line>
        <draw:line draw:style-name="gr3" draw:text-style-name="P5" draw:layer="layout" svg:x1="26.2cm" svg:y1="15.1cm" svg:x2="24.9cm" svg:y2="15.3cm">
          <text:p/>
        </draw:line>
        <draw:line draw:style-name="gr3" draw:text-style-name="P5" draw:layer="layout" svg:x1="25.6cm" svg:y1="16.2cm" svg:x2="24.9cm" svg:y2="15.7cm">
          <text:p/>
        </draw:line>
        <draw:line draw:style-name="gr3" draw:text-style-name="P5" draw:layer="layout" svg:x1="24.7cm" svg:y1="17.4cm" svg:x2="24.6cm" svg:y2="15.9cm">
          <text:p/>
        </draw:line>
        <draw:line draw:style-name="gr3" draw:text-style-name="P5" draw:layer="layout" svg:x1="23.6cm" svg:y1="15.9cm" svg:x2="22.7cm" svg:y2="18.4cm">
          <text:p/>
        </draw:line>
        <draw:line draw:style-name="gr3" draw:text-style-name="P5" draw:layer="layout" svg:x1="22.6cm" svg:y1="15.9cm" svg:x2="20.3cm" svg:y2="17.7cm">
          <text:p/>
        </draw:line>
        <draw:line draw:style-name="gr3" draw:text-style-name="P5" draw:layer="layout" svg:x1="21.1cm" svg:y1="15.6cm" svg:x2="18.7cm" svg:y2="16.2cm">
          <text:p/>
        </draw:line>
        <draw:line draw:style-name="gr3" draw:text-style-name="P5" draw:layer="layout" svg:x1="7cm" svg:y1="8.3cm" svg:x2="14.5cm" svg:y2="11.9cm">
          <text:p/>
        </draw:line>
        <draw:custom-shape draw:style-name="gr31" draw:text-style-name="P4" draw:layer="layout" svg:width="1.3cm" svg:height="1.8cm" svg:x="14.5cm" svg:y="11cm">
          <text:p text:style-name="P1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5" draw:layer="layout" svg:x1="15.8cm" svg:y1="11.9cm" svg:x2="21cm" svg:y2="15.3cm">
          <text:p/>
        </draw:line>
        <draw:custom-shape draw:style-name="gr32" draw:text-style-name="P2" draw:layer="layout" svg:width="3.2cm" svg:height="0.9cm" svg:x="4.9cm" svg:y="14cm">
          <text:p text:style-name="P1"><text:span text:style-name="T4">Bill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3cm" svg:height="1cm" svg:x="1.4cm" svg:y="11.9cm">
          <text:p><text:span text:style-name="T6">Dateof</text:span><text:span text:style-name="T6">bi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3cm" svg:height="1cm" svg:x="5.9cm" svg:y="11.6cm">
          <text:p text:style-name="P1"><text:span text:style-name="T5">Bill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3.899cm" svg:height="1.099cm" svg:x="9.201cm" svg:y="14.001cm">
          <text:p><text:span text:style-name="T6">modeof</text:span><text:span text:style-name="T6">payme</text:span><text:span text:style-name="T6">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3cm" svg:height="1cm" svg:x="1.101cm" svg:y="13.901cm">
          <text:p><text:span text:style-name="T6">Modeofbi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3cm" svg:height="1cm" svg:x="1.602cm" svg:y="15.702cm">
          <text:p><text:span text:style-name="T6">Totalbil</text:span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3cm" svg:height="1cm" svg:x="5.003cm" svg:y="16.603cm">
          <text:p><text:span text:style-name="T6">Membe</text:span><text:span text:style-name="T6">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3cm" svg:height="1cm" svg:x="8.403cm" svg:y="16.103cm">
          <text:p><text:span text:style-name="T6">Stori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1.5cm" svg:height="1.6cm" svg:x="12.9cm" svg:y="12.6cm">
          <text:p text:style-name="P1"><text:span text:style-name="T3">hav</text:span><text:span text:style-name="T3">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5" draw:layer="layout" svg:x1="21cm" svg:y1="15.5cm" svg:x2="14.4cm" svg:y2="13.4cm">
          <text:p/>
        </draw:line>
        <draw:line draw:style-name="gr3" draw:text-style-name="P5" draw:layer="layout" svg:x1="12.9cm" svg:y1="13.4cm" svg:x2="8.1cm" svg:y2="14.2cm">
          <text:p/>
        </draw:line>
        <draw:line draw:style-name="gr3" draw:text-style-name="P5" draw:layer="layout" svg:x1="7.1cm" svg:y1="12.6cm" svg:x2="7.1cm" svg:y2="14cm">
          <text:p/>
        </draw:line>
        <draw:line draw:style-name="gr3" draw:text-style-name="P5" draw:layer="layout" svg:x1="3.9cm" svg:y1="12.8cm" svg:x2="6cm" svg:y2="14cm">
          <text:p/>
        </draw:line>
        <draw:line draw:style-name="gr3" draw:text-style-name="P5" draw:layer="layout" svg:x1="4.1cm" svg:y1="14.4cm" svg:x2="4.9cm" svg:y2="14.4cm">
          <text:p/>
        </draw:line>
        <draw:line draw:style-name="gr3" draw:text-style-name="P5" draw:layer="layout" svg:x1="4.9cm" svg:y1="14.9cm" svg:x2="4cm" svg:y2="15.8cm">
          <text:p/>
        </draw:line>
        <draw:line draw:style-name="gr3" draw:text-style-name="P5" draw:layer="layout" svg:x1="5.9cm" svg:y1="14.9cm" svg:x2="5.9cm" svg:y2="16.6cm">
          <text:p/>
        </draw:line>
        <draw:line draw:style-name="gr3" draw:text-style-name="P5" draw:layer="layout" svg:x1="8.1cm" svg:y1="14.9cm" svg:x2="10.1cm" svg:y2="16.1cm">
          <text:p/>
        </draw:line>
        <draw:line draw:style-name="gr3" draw:text-style-name="P5" draw:layer="layout" svg:x1="8.1cm" svg:y1="14.6cm" svg:x2="9.2cm" svg:y2="14.6cm">
          <text:p/>
        </draw:line>
        <draw:custom-shape draw:style-name="gr36" draw:text-style-name="P4" draw:layer="layout" svg:width="1.3cm" svg:height="1.3cm" svg:x="3.5cm" svg:y="10.5cm">
          <text:p text:style-name="P1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5" draw:layer="layout" svg:x1="5cm" svg:y1="9cm" svg:x2="4.1cm" svg:y2="10.5cm">
          <text:p/>
        </draw:line>
        <draw:line draw:style-name="gr3" draw:text-style-name="P5" draw:layer="layout" svg:x1="4.2cm" svg:y1="11.8cm" svg:x2="6.6cm" svg:y2="14cm">
          <text:p/>
        </draw:line>
        <draw:custom-shape draw:style-name="gr37" draw:text-style-name="P2" draw:layer="layout" svg:width="3.5cm" svg:height="1cm" svg:x="22.5cm" svg:y="9.9cm">
          <text:p text:style-name="P1"><text:span text:style-name="T4">Bill_detail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2.3cm" svg:height="0.9cm" svg:x="26.2cm" svg:y="8.9cm">
          <text:p><text:span text:style-name="T6">Produc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2.3cm" svg:height="0.9cm" svg:x="23.701cm" svg:y="8.301cm">
          <text:p><text:span text:style-name="T5">BD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2.3cm" svg:height="0.9cm" svg:x="26.102cm" svg:y="11.202cm">
          <text:p><text:span text:style-name="T6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2.3cm" svg:height="0.9cm" svg:x="23.603cm" svg:y="11.703cm">
          <text:p text:style-name="P1"><text:span text:style-name="T6">Q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2.3cm" svg:height="0.9cm" svg:x="20.203cm" svg:y="11.603cm">
          <text:p text:style-name="P1"><text:span text:style-name="T6">Bill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25cm" svg:y1="9.2cm" svg:x2="25cm" svg:y2="9.9cm">
          <text:p/>
        </draw:line>
        <draw:line draw:style-name="gr3" draw:text-style-name="P5" draw:layer="layout" svg:x1="27cm" svg:y1="9.8cm" svg:x2="26cm" svg:y2="10.1cm">
          <text:p/>
        </draw:line>
        <draw:line draw:style-name="gr3" draw:text-style-name="P5" draw:layer="layout" svg:x1="27cm" svg:y1="11.2cm" svg:x2="26cm" svg:y2="10.7cm">
          <text:p/>
        </draw:line>
        <draw:line draw:style-name="gr3" draw:text-style-name="P5" draw:layer="layout" svg:x1="25cm" svg:y1="11.7cm" svg:x2="25cm" svg:y2="10.9cm">
          <text:p/>
        </draw:line>
        <draw:line draw:style-name="gr3" draw:text-style-name="P5" draw:layer="layout" svg:x1="22.1cm" svg:y1="11.7cm" svg:x2="23.7cm" svg:y2="10.9cm">
          <text:p/>
        </draw:line>
        <draw:custom-shape draw:style-name="gr39" draw:text-style-name="P4" draw:layer="layout" svg:width="1.5cm" svg:height="1.4cm" draw:transform="rotate (0.649960613442688) translate (22.029cm 7.396cm)">
          <text:p text:style-name="P1"><text:span text:style-name="T3">ha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5" draw:layer="layout" svg:x1="21.7cm" svg:y1="5cm" svg:x2="22.6cm" svg:y2="6.9cm">
          <text:p/>
        </draw:line>
        <draw:line draw:style-name="gr3" draw:text-style-name="P5" draw:layer="layout" svg:x1="22.5cm" svg:y1="10.1cm" svg:x2="14.2cm" svg:y2="10.5cm">
          <text:p/>
        </draw:line>
        <draw:line draw:style-name="gr3" draw:text-style-name="P5" draw:layer="layout" svg:x1="11.8cm" svg:y1="11.5cm" svg:x2="14.3cm" svg:y2="10.5cm">
          <text:p/>
        </draw:line>
        <draw:custom-shape draw:style-name="gr40" draw:text-style-name="P4" draw:layer="layout" svg:width="1.2cm" svg:height="1.2cm" svg:x="10.7cm" svg:y="10.9cm">
          <text:p text:style-name="P1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5" draw:layer="layout" svg:x1="10.7cm" svg:y1="11.5cm" svg:x2="8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F" svg:font-family="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language="en" fo:country="US" style:font-name-asian="F" style:font-family-generic-asian="roman" style:language-asian="ar" style:country-asian="SA" style:font-name-complex="Cambria" style:font-family-complex="Cambria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3:14:18.346333654</meta:creation-date>
    <dc:date>2020-04-07T16:44:10.066294367</dc:date>
    <meta:editing-duration>PT3M55S</meta:editing-duration>
    <meta:editing-cycles>1</meta:editing-cycles>
    <meta:document-statistic meta:object-count="113"/>
    <meta:generator>LibreOffice/6.0.7.3$Linux_X86_64 LibreOffice_project/00m0$Build-3</meta:generator>
  </office:meta>
</office:document-meta>
</file>